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50%"/>
      <style:text-properties style:font-name="Times New Roman" fo:font-size="14pt" fo:font-style="italic" fo:font-weight="bold" officeooo:rsid="000a00e5" officeooo:paragraph-rsid="000a00e5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style:font-name="Times New Roman" fo:font-style="normal" fo:font-weight="normal" officeooo:rsid="00151669" officeooo:paragraph-rsid="0015e189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margin-top="0.101cm" fo:margin-bottom="0.101cm" loext:contextual-spacing="false" fo:line-height="150%"/>
      <style:text-properties officeooo:paragraph-rsid="00120e2b"/>
    </style:style>
    <style:style style:name="P4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officeooo:paragraph-rsid="002881d7"/>
    </style:style>
    <style:style style:name="P5" style:family="paragraph" style:parent-style-name="Standard">
      <style:paragraph-properties fo:margin-top="0.101cm" fo:margin-bottom="0.101cm" loext:contextual-spacing="false" fo:line-height="150%"/>
      <style:text-properties officeooo:paragraph-rsid="0043a70a"/>
    </style:style>
    <style:style style:name="P6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officeooo:rsid="00151669" officeooo:paragraph-rsid="0022992d"/>
    </style:style>
    <style:style style:name="P7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officeooo:rsid="00151669" officeooo:paragraph-rsid="002e8a25"/>
    </style:style>
    <style:style style:name="P8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officeooo:rsid="00151669" officeooo:paragraph-rsid="002eeeac"/>
    </style:style>
    <style:style style:name="P9" style:family="paragraph" style:parent-style-name="Standard">
      <style:paragraph-properties fo:margin-top="0.101cm" fo:margin-bottom="0.101cm" loext:contextual-spacing="false" fo:line-height="150%"/>
      <style:text-properties fo:font-variant="normal" fo:text-transform="none" fo:color="#202124" style:font-name="arial" fo:font-size="10.5pt" fo:letter-spacing="normal" fo:font-style="normal" fo:font-weight="normal" officeooo:rsid="0041a9be" officeooo:paragraph-rsid="00120e2b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margin-top="0.101cm" fo:margin-bottom="0.101cm" loext:contextual-spacing="false" fo:line-height="150%" fo:text-align="start" style:justify-single-word="false" fo:break-before="page"/>
      <style:text-properties style:font-name="Times New Roman" fo:font-style="normal" fo:font-weight="normal" officeooo:rsid="00151669" officeooo:paragraph-rsid="0015e189" style:font-style-asian="normal" style:font-weight-asian="normal" style:font-style-complex="normal" style:font-weight-complex="normal"/>
    </style:style>
    <style:style style:name="T1" style:family="text">
      <style:text-properties fo:font-style="normal" fo:font-weight="normal" officeooo:rsid="000b0405" style:font-style-asian="normal" style:font-weight-asian="normal" style:font-style-complex="normal" style:font-weight-complex="normal"/>
    </style:style>
    <style:style style:name="T2" style:family="text">
      <style:text-properties style:font-name="Times New Roman" fo:font-size="14pt" fo:font-style="normal" fo:font-weight="normal" officeooo:rsid="00120e2b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style:font-name="Times New Roman" fo:font-size="14pt" fo:font-style="normal" fo:font-weight="normal" officeooo:rsid="000c3478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style:font-name="Times New Roman" fo:font-size="14pt" fo:font-style="normal" fo:font-weight="normal" officeooo:rsid="0043a70a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style:font-name="Times New Roman" fo:font-size="14pt" fo:font-style="normal" fo:font-weight="normal" officeooo:rsid="000d1a83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style:font-name="Times New Roman" fo:font-size="14pt" fo:font-style="normal" fo:font-weight="normal" officeooo:rsid="00445cf8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style:font-name="Times New Roman" fo:font-size="14pt" fo:font-style="normal" fo:font-weight="normal" officeooo:rsid="0044b02f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style:font-name="Times New Roman" fo:font-size="14pt" fo:font-style="normal" fo:font-weight="normal" officeooo:rsid="00466513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Times New Roman" fo:font-size="14pt" fo:font-style="italic" fo:font-weight="bold" officeooo:rsid="000eb877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style:font-name="Times New Roman" fo:font-size="14pt" fo:font-style="italic" fo:font-weight="bold" officeooo:rsid="000b0405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style:font-name="Times New Roman" fo:font-size="14pt" fo:font-style="italic" fo:font-weight="bold" officeooo:rsid="000b78f0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style:font-name="Times New Roman" fo:font-size="14pt" style:font-size-asian="14pt" style:font-size-complex="14pt"/>
    </style:style>
    <style:style style:name="T13" style:family="text">
      <style:text-properties style:font-name="Times New Roman" fo:font-size="14pt" officeooo:rsid="00120e2b" style:font-size-asian="14pt" style:font-size-complex="14pt"/>
    </style:style>
    <style:style style:name="T14" style:family="text">
      <style:text-properties style:font-name="Times New Roman" fo:font-size="14pt" officeooo:rsid="0043870f" style:font-size-asian="14pt" style:font-size-complex="14pt"/>
    </style:style>
    <style:style style:name="T15" style:family="text">
      <style:text-properties style:font-name="Times New Roman" fo:font-size="14pt" officeooo:rsid="0043a70a" style:font-size-asian="14pt" style:font-size-complex="14pt"/>
    </style:style>
    <style:style style:name="T16" style:family="text">
      <style:text-properties officeooo:rsid="00151669"/>
    </style:style>
    <style:style style:name="T17" style:family="text">
      <style:text-properties officeooo:rsid="0028b478"/>
    </style:style>
    <style:style style:name="T18" style:family="text">
      <style:text-properties officeooo:rsid="002a0a1a"/>
    </style:style>
    <style:style style:name="T19" style:family="text">
      <style:text-properties officeooo:rsid="002ae096"/>
    </style:style>
    <style:style style:name="T20" style:family="text">
      <style:text-properties officeooo:rsid="002bbbc1"/>
    </style:style>
    <style:style style:name="T21" style:family="text">
      <style:text-properties officeooo:rsid="002d50b0"/>
    </style:style>
    <style:style style:name="T22" style:family="text">
      <style:text-properties officeooo:rsid="002eeeac"/>
    </style:style>
    <style:style style:name="T23" style:family="text">
      <style:text-properties officeooo:rsid="002f7b47"/>
    </style:style>
    <style:style style:name="T24" style:family="text">
      <style:text-properties officeooo:rsid="0044b0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Бинарный: <text:span text:style-name="T1">вхождение в состав Золотого кольца России;</text:span></text:p>
      <text:p text:style-name="P5"><text:span text:style-name="T10">Ч</text:span><text:span text:style-name="T11">исловой: </text:span><text:span text:style-name="T3">расстояние от Москвы, </text:span><text:span text:style-name="T7">население</text:span><text:span text:style-name="T4"> </text:span><text:span text:style-name="T6">(</text:span><text:span text:style-name="T7">размер города</text:span><text:span text:style-name="T8">: большой, маленький</text:span><text:span text:style-name="T6">)</text:span><text:span text:style-name="T5">;</text:span></text:p>
      <text:p text:style-name="P3"><text:span text:style-name="T9">Категорийный (неприводимый): </text:span><text:span text:style-name="T2">направление туризма (гастрономическое, паломничество, и</text:span><text:span text:style-name="T12">сторическ</text:span><text:span text:style-name="T13">ое</text:span><text:span text:style-name="T12">, </text:span><text:span text:style-name="T13">н</text:span><text:span text:style-name="T12">аучн</text:span><text:span text:style-name="T13">ое, с</text:span><text:span text:style-name="T12">портивн</text:span><text:span text:style-name="T13">ое, п</text:span><text:span text:style-name="T12">ляжн</text:span><text:span text:style-name="T13">ое) / </text:span><text:span text:style-name="T14">географическое направление от Москвы</text:span><text:span text:style-name="T13"> / </text:span><text:span text:style-name="T15">область.</text:span></text:p>
      <text:p text:style-name="P9"/>
      <text:p text:style-name="P2"/>
      <text:p text:style-name="P10"/>
      <text:p text:style-name="P6">Александров — <text:span text:style-name="T19">Иван Грозный</text:span></text:p>
      <text:p text:style-name="P4"><text:span text:style-name="T16">Боровск, Калуга - </text:span><text:span text:style-name="T17">циолковский</text:span></text:p>
      <text:p text:style-name="P8">Коломна, Кострома, Муром - <text:span text:style-name="T18">гастрономия</text:span></text:p>
      <text:p text:style-name="P6">Великий Новгород — <text:span text:style-name="T20">первая столица древней Руси</text:span></text:p>
      <text:p text:style-name="P6">Владимир — <text:span text:style-name="T22">первое великое княжество Руси</text:span></text:p>
      <text:p text:style-name="P6">Иваново - <text:span text:style-name="T22">ситец</text:span></text:p>
      <text:p text:style-name="P6">Казань</text:p>
      <text:p text:style-name="P6">Нижний Новгород</text:p>
      <text:p text:style-name="P6">Переславль-Залесский — <text:span text:style-name="T23">Петр 1</text:span></text:p>
      <text:p text:style-name="P6">Псков</text:p>
      <text:p text:style-name="P6">Ржев — <text:span text:style-name="T21">вов </text:span></text:p>
      <text:p text:style-name="P6">Рязань</text:p>
      <text:p text:style-name="P6">Смоленск — <text:span text:style-name="T23">из варяг в греки</text:span></text:p>
      <text:p text:style-name="P6">Суздаль</text:p>
      <text:p text:style-name="P6">Тверь</text:p>
      <text:p text:style-name="P6">Тула</text:p>
      <text:p text:style-name="P7">Углич, Ярославль, Мышкин -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3T20:49:43.451829300</meta:creation-date>
    <dc:date>2022-10-17T03:20:11.975350257</dc:date>
    <meta:editing-duration>PT8H16M2S</meta:editing-duration>
    <meta:editing-cycles>57</meta:editing-cycles>
    <meta:generator>LibreOffice/6.4.7.2$Linux_X86_64 LibreOffice_project/40$Build-2</meta:generator>
    <meta:document-statistic meta:table-count="0" meta:image-count="0" meta:object-count="0" meta:page-count="2" meta:paragraph-count="20" meta:word-count="81" meta:character-count="642" meta:non-whitespace-character-count="573"/>
  </office:meta>
</office:document-meta>
</file>